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271874685">
            <text:p>0.08</text:p>
          </table:table-cell>
          <table:table-cell office:value-type="float" office:value="0.209957101676">
            <text:p>0.21</text:p>
          </table:table-cell>
          <table:table-cell office:value-type="float" office:value="0.670530096212">
            <text:p>0.67</text:p>
          </table:table-cell>
          <table:table-cell office:value-type="float" office:value="0.882543512719">
            <text:p>0.88</text:p>
          </table:table-cell>
          <table:table-cell office:value-type="float" office:value="0.666059895571">
            <text:p>0.67</text:p>
          </table:table-cell>
          <table:table-cell office:value-type="float" office:value="0.583214171322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4.62">
            <text:p>24.62</text:p>
          </table:table-cell>
          <table:table-cell office:value-type="float" office:value="440.504895478">
            <text:p>440.50</text:p>
          </table:table-cell>
          <table:table-cell office:value-type="float" office:value="499.999996415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68.3888888889">
            <text:p>68.3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30172194576">
            <text:p>5.30</text:p>
          </table:table-cell>
          <table:table-cell office:value-type="float" office:value="8.83443827455">
            <text:p>8.83</text:p>
          </table:table-cell>
          <table:table-cell office:value-type="float" office:value="82.0846754754">
            <text:p>82.08</text:p>
          </table:table-cell>
          <table:table-cell office:value-type="float" office:value="79.0658008649">
            <text:p>79.07</text:p>
          </table:table-cell>
          <table:table-cell office:value-type="float" office:value="44.1810162146">
            <text:p>44.18</text:p>
          </table:table-cell>
          <table:table-cell office:value-type="float" office:value="24.5401063182">
            <text:p>24.5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271874685">
            <text:p>0.08</text:p>
          </table:table-cell>
          <table:table-cell office:value-type="float" office:value="0.209957101676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543512719">
            <text:p>0.88</text:p>
          </table:table-cell>
          <table:table-cell office:value-type="float" office:value="0.666059895571">
            <text:p>0.67</text:p>
          </table:table-cell>
          <table:table-cell office:value-type="float" office:value="0.583214171322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51326617044">
            <text:p>3.51</text:p>
          </table:table-cell>
          <table:table-cell office:value-type="float" office:value="6.9456318629">
            <text:p>6.95</text:p>
          </table:table-cell>
          <table:table-cell office:value-type="float" office:value="65.8828833142">
            <text:p>65.88</text:p>
          </table:table-cell>
          <table:table-cell office:value-type="float" office:value="108.032682285">
            <text:p>108.03</text:p>
          </table:table-cell>
          <table:table-cell office:value-type="float" office:value="29.277218087">
            <text:p>29.28</text:p>
          </table:table-cell>
          <table:table-cell office:value-type="float" office:value="19.2934218414">
            <text:p>19.2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88022721312">
            <text:p>0.07</text:p>
          </table:table-cell>
          <table:table-cell office:value-type="float" office:value="0.209997468687">
            <text:p>0.21</text:p>
          </table:table-cell>
          <table:table-cell office:value-type="float" office:value="0.577200269557">
            <text:p>0.58</text:p>
          </table:table-cell>
          <table:table-cell office:value-type="float" office:value="0.882713193305">
            <text:p>0.88</text:p>
          </table:table-cell>
          <table:table-cell office:value-type="float" office:value="0.57335226776">
            <text:p>0.57</text:p>
          </table:table-cell>
          <table:table-cell office:value-type="float" office:value="0.583326301909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4.62">
            <text:p>24.62</text:p>
          </table:table-cell>
          <table:table-cell office:value-type="float" office:value="440.540489332">
            <text:p>440.54</text:p>
          </table:table-cell>
          <table:table-cell office:value-type="float" office:value="499.999140146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68.3888888889">
            <text:p>68.3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30118923594">
            <text:p>5.30</text:p>
          </table:table-cell>
          <table:table-cell office:value-type="float" office:value="8.82122415063">
            <text:p>8.82</text:p>
          </table:table-cell>
          <table:table-cell office:value-type="float" office:value="82.0790961007">
            <text:p>82.08</text:p>
          </table:table-cell>
          <table:table-cell office:value-type="float" office:value="79.0005046517">
            <text:p>79.00</text:p>
          </table:table-cell>
          <table:table-cell office:value-type="float" office:value="44.1765769661">
            <text:p>44.18</text:p>
          </table:table-cell>
          <table:table-cell office:value-type="float" office:value="24.5034004184">
            <text:p>24.5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88022721312">
            <text:p>0.07</text:p>
          </table:table-cell>
          <table:table-cell office:value-type="float" office:value="0.209997468687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713193305">
            <text:p>0.88</text:p>
          </table:table-cell>
          <table:table-cell office:value-type="float" office:value="0.57335226776">
            <text:p>0.57</text:p>
          </table:table-cell>
          <table:table-cell office:value-type="float" office:value="0.583326301909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51440251936">
            <text:p>3.51</text:p>
          </table:table-cell>
          <table:table-cell office:value-type="float" office:value="6.92047355579">
            <text:p>6.92</text:p>
          </table:table-cell>
          <table:table-cell office:value-type="float" office:value="65.8935566711">
            <text:p>65.89</text:p>
          </table:table-cell>
          <table:table-cell office:value-type="float" office:value="108.023205782">
            <text:p>108.02</text:p>
          </table:table-cell>
          <table:table-cell office:value-type="float" office:value="29.2866876613">
            <text:p>29.29</text:p>
          </table:table-cell>
          <table:table-cell office:value-type="float" office:value="19.223537655">
            <text:p>19.2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46973740806">
            <text:p>0.07</text:p>
          </table:table-cell>
          <table:table-cell office:value-type="float" office:value="0.209999999963">
            <text:p>0.21</text:p>
          </table:table-cell>
          <table:table-cell office:value-type="float" office:value="0.666769411746">
            <text:p>0.67</text:p>
          </table:table-cell>
          <table:table-cell office:value-type="float" office:value="0.882723833386">
            <text:p>0.88</text:p>
          </table:table-cell>
          <table:table-cell office:value-type="float" office:value="0.622478117338">
            <text:p>0.62</text:p>
          </table:table-cell>
          <table:table-cell office:value-type="float" office:value="0.583333333229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4.62">
            <text:p>24.62</text:p>
          </table:table-cell>
          <table:table-cell office:value-type="float" office:value="440.54052108">
            <text:p>440.54</text:p>
          </table:table-cell>
          <table:table-cell office:value-type="float" office:value="499.990745308">
            <text:p>499.99</text:p>
          </table:table-cell>
          <table:table-cell office:value-type="float" office:value="105.666666667">
            <text:p>105.67</text:p>
          </table:table-cell>
          <table:table-cell office:value-type="float" office:value="68.3888888889">
            <text:p>68.3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3014877511">
            <text:p>5.30</text:p>
          </table:table-cell>
          <table:table-cell office:value-type="float" office:value="8.84182016287">
            <text:p>8.84</text:p>
          </table:table-cell>
          <table:table-cell office:value-type="float" office:value="82.0808939984">
            <text:p>82.08</text:p>
          </table:table-cell>
          <table:table-cell office:value-type="float" office:value="79.0997666185">
            <text:p>79.10</text:p>
          </table:table-cell>
          <table:table-cell office:value-type="float" office:value="44.1790645925">
            <text:p>44.18</text:p>
          </table:table-cell>
          <table:table-cell office:value-type="float" office:value="24.5606115635">
            <text:p>24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46973740806">
            <text:p>0.07</text:p>
          </table:table-cell>
          <table:table-cell office:value-type="float" office:value="0.209999999963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723833386">
            <text:p>0.88</text:p>
          </table:table-cell>
          <table:table-cell office:value-type="float" office:value="0.622478117338">
            <text:p>0.62</text:p>
          </table:table-cell>
          <table:table-cell office:value-type="float" office:value="0.583333333229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51373283401">
            <text:p>3.51</text:p>
          </table:table-cell>
          <table:table-cell office:value-type="float" office:value="6.96163339144">
            <text:p>6.96</text:p>
          </table:table-cell>
          <table:table-cell office:value-type="float" office:value="65.8927818695">
            <text:p>65.89</text:p>
          </table:table-cell>
          <table:table-cell office:value-type="float" office:value="108.037607127">
            <text:p>108.04</text:p>
          </table:table-cell>
          <table:table-cell office:value-type="float" office:value="29.2811069501">
            <text:p>29.28</text:p>
          </table:table-cell>
          <table:table-cell office:value-type="float" office:value="19.3378705318">
            <text:p>19.3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999487267">
            <text:p>0.08</text:p>
          </table:table-cell>
          <table:table-cell office:value-type="float" office:value="0.209999997384">
            <text:p>0.21</text:p>
          </table:table-cell>
          <table:table-cell office:value-type="float" office:value="0.671140509452">
            <text:p>0.67</text:p>
          </table:table-cell>
          <table:table-cell office:value-type="float" office:value="0.882723822547">
            <text:p>0.88</text:p>
          </table:table-cell>
          <table:table-cell office:value-type="float" office:value="0.666666239389">
            <text:p>0.67</text:p>
          </table:table-cell>
          <table:table-cell office:value-type="float" office:value="0.583333326067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4.62">
            <text:p>24.62</text:p>
          </table:table-cell>
          <table:table-cell office:value-type="float" office:value="440.505990507">
            <text:p>440.51</text:p>
          </table:table-cell>
          <table:table-cell office:value-type="float" office:value="499.999985378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68.3888888889">
            <text:p>68.3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30174886488">
            <text:p>5.30</text:p>
          </table:table-cell>
          <table:table-cell office:value-type="float" office:value="8.83301819602">
            <text:p>8.83</text:p>
          </table:table-cell>
          <table:table-cell office:value-type="float" office:value="82.0847502169">
            <text:p>82.08</text:p>
          </table:table-cell>
          <table:table-cell office:value-type="float" office:value="79.0584162575">
            <text:p>79.06</text:p>
          </table:table-cell>
          <table:table-cell office:value-type="float" office:value="44.1812405407">
            <text:p>44.18</text:p>
          </table:table-cell>
          <table:table-cell office:value-type="float" office:value="24.5361616556">
            <text:p>24.5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999487267">
            <text:p>0.08</text:p>
          </table:table-cell>
          <table:table-cell office:value-type="float" office:value="0.209999997384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723822547">
            <text:p>0.88</text:p>
          </table:table-cell>
          <table:table-cell office:value-type="float" office:value="0.666666239389">
            <text:p>0.67</text:p>
          </table:table-cell>
          <table:table-cell office:value-type="float" office:value="0.583333326067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51308556686">
            <text:p>3.51</text:p>
          </table:table-cell>
          <table:table-cell office:value-type="float" office:value="6.94275846891">
            <text:p>6.94</text:p>
          </table:table-cell>
          <table:table-cell office:value-type="float" office:value="65.8794740292">
            <text:p>65.88</text:p>
          </table:table-cell>
          <table:table-cell office:value-type="float" office:value="108.031034753">
            <text:p>108.03</text:p>
          </table:table-cell>
          <table:table-cell office:value-type="float" office:value="29.2757130572">
            <text:p>29.28</text:p>
          </table:table-cell>
          <table:table-cell office:value-type="float" office:value="19.2854401914">
            <text:p>19.2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61138823628">
            <text:p>0.06</text:p>
          </table:table-cell>
          <table:table-cell office:value-type="float" office:value="0.209997355238">
            <text:p>0.21</text:p>
          </table:table-cell>
          <table:table-cell office:value-type="float" office:value="0.470754046668">
            <text:p>0.47</text:p>
          </table:table-cell>
          <table:table-cell office:value-type="float" office:value="0.882712716427">
            <text:p>0.88</text:p>
          </table:table-cell>
          <table:table-cell office:value-type="float" office:value="0.467615686357">
            <text:p>0.47</text:p>
          </table:table-cell>
          <table:table-cell office:value-type="float" office:value="0.583325986772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4.62">
            <text:p>24.62</text:p>
          </table:table-cell>
          <table:table-cell office:value-type="float" office:value="440.463165842">
            <text:p>440.46</text:p>
          </table:table-cell>
          <table:table-cell office:value-type="float" office:value="499.998971769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68.3888888889">
            <text:p>68.3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30150777978">
            <text:p>5.30</text:p>
          </table:table-cell>
          <table:table-cell office:value-type="float" office:value="8.84292981591">
            <text:p>8.84</text:p>
          </table:table-cell>
          <table:table-cell office:value-type="float" office:value="82.0837359464">
            <text:p>82.08</text:p>
          </table:table-cell>
          <table:table-cell office:value-type="float" office:value="79.0985976881">
            <text:p>79.10</text:p>
          </table:table-cell>
          <table:table-cell office:value-type="float" office:value="44.1792314982">
            <text:p>44.18</text:p>
          </table:table-cell>
          <table:table-cell office:value-type="float" office:value="24.5636939331">
            <text:p>24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61138823628">
            <text:p>0.06</text:p>
          </table:table-cell>
          <table:table-cell office:value-type="float" office:value="0.209997355238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712716427">
            <text:p>0.88</text:p>
          </table:table-cell>
          <table:table-cell office:value-type="float" office:value="0.467615686357">
            <text:p>0.47</text:p>
          </table:table-cell>
          <table:table-cell office:value-type="float" office:value="0.583325986772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51388593585">
            <text:p>3.51</text:p>
          </table:table-cell>
          <table:table-cell office:value-type="float" office:value="6.96467602212">
            <text:p>6.96</text:p>
          </table:table-cell>
          <table:table-cell office:value-type="float" office:value="65.8790948867">
            <text:p>65.88</text:p>
          </table:table-cell>
          <table:table-cell office:value-type="float" office:value="108.040626875">
            <text:p>108.04</text:p>
          </table:table-cell>
          <table:table-cell office:value-type="float" office:value="29.2823827988">
            <text:p>29.28</text:p>
          </table:table-cell>
          <table:table-cell office:value-type="float" office:value="19.3463222837">
            <text:p>19.3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946133757">
            <text:p>0.08</text:p>
          </table:table-cell>
          <table:table-cell office:value-type="float" office:value="0.209913825932">
            <text:p>0.21</text:p>
          </table:table-cell>
          <table:table-cell office:value-type="float" office:value="0.671095749796">
            <text:p>0.67</text:p>
          </table:table-cell>
          <table:table-cell office:value-type="float" office:value="0.882361605433">
            <text:p>0.88</text:p>
          </table:table-cell>
          <table:table-cell office:value-type="float" office:value="0.666621778131">
            <text:p>0.67</text:p>
          </table:table-cell>
          <table:table-cell office:value-type="float" office:value="0.58309396092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4.62">
            <text:p>24.62</text:p>
          </table:table-cell>
          <table:table-cell office:value-type="float" office:value="440.522515747">
            <text:p>440.52</text:p>
          </table:table-cell>
          <table:table-cell office:value-type="float" office:value="499.987178347">
            <text:p>499.99</text:p>
          </table:table-cell>
          <table:table-cell office:value-type="float" office:value="105.666666667">
            <text:p>105.67</text:p>
          </table:table-cell>
          <table:table-cell office:value-type="float" office:value="68.3888888889">
            <text:p>68.3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30162060305">
            <text:p>5.30</text:p>
          </table:table-cell>
          <table:table-cell office:value-type="float" office:value="8.84264425035">
            <text:p>8.84</text:p>
          </table:table-cell>
          <table:table-cell office:value-type="float" office:value="82.0831427776">
            <text:p>82.08</text:p>
          </table:table-cell>
          <table:table-cell office:value-type="float" office:value="79.1023233672">
            <text:p>79.10</text:p>
          </table:table-cell>
          <table:table-cell office:value-type="float" office:value="44.1801716921">
            <text:p>44.18</text:p>
          </table:table-cell>
          <table:table-cell office:value-type="float" office:value="24.5629006954">
            <text:p>24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946133757">
            <text:p>0.08</text:p>
          </table:table-cell>
          <table:table-cell office:value-type="float" office:value="0.209913825932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361605433">
            <text:p>0.88</text:p>
          </table:table-cell>
          <table:table-cell office:value-type="float" office:value="0.666621778131">
            <text:p>0.67</text:p>
          </table:table-cell>
          <table:table-cell office:value-type="float" office:value="0.583093960923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51354071295">
            <text:p>3.51</text:p>
          </table:table-cell>
          <table:table-cell office:value-type="float" office:value="6.96337611204">
            <text:p>6.96</text:p>
          </table:table-cell>
          <table:table-cell office:value-type="float" office:value="65.8877562648">
            <text:p>65.89</text:p>
          </table:table-cell>
          <table:table-cell office:value-type="float" office:value="108.037635803">
            <text:p>108.04</text:p>
          </table:table-cell>
          <table:table-cell office:value-type="float" office:value="29.2795059412">
            <text:p>29.28</text:p>
          </table:table-cell>
          <table:table-cell office:value-type="float" office:value="19.3427114223">
            <text:p>19.3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209999470735">
            <text:p>0.21</text:p>
          </table:table-cell>
          <table:table-cell office:value-type="float" office:value="0.671140939597">
            <text:p>0.67</text:p>
          </table:table-cell>
          <table:table-cell office:value-type="float" office:value="0.882721608806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58333186315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4.62">
            <text:p>24.62</text:p>
          </table:table-cell>
          <table:table-cell office:value-type="float" office:value="440.512333668">
            <text:p>440.51</text:p>
          </table:table-cell>
          <table:table-cell office:value-type="float" office:value="499.996051275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68.3888888889">
            <text:p>68.3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30181516356">
            <text:p>5.30</text:p>
          </table:table-cell>
          <table:table-cell office:value-type="float" office:value="8.84122708554">
            <text:p>8.84</text:p>
          </table:table-cell>
          <table:table-cell office:value-type="float" office:value="82.0856499042">
            <text:p>82.09</text:p>
          </table:table-cell>
          <table:table-cell office:value-type="float" office:value="79.0964478973">
            <text:p>79.10</text:p>
          </table:table-cell>
          <table:table-cell office:value-type="float" office:value="44.1817930297">
            <text:p>44.18</text:p>
          </table:table-cell>
          <table:table-cell office:value-type="float" office:value="24.5589641265">
            <text:p>24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209999470735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721608806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583331863153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51329623769">
            <text:p>3.51</text:p>
          </table:table-cell>
          <table:table-cell office:value-type="float" office:value="6.95971733469">
            <text:p>6.96</text:p>
          </table:table-cell>
          <table:table-cell office:value-type="float" office:value="65.8841957635">
            <text:p>65.88</text:p>
          </table:table-cell>
          <table:table-cell office:value-type="float" office:value="108.036630186">
            <text:p>108.04</text:p>
          </table:table-cell>
          <table:table-cell office:value-type="float" office:value="29.2774686474">
            <text:p>29.28</text:p>
          </table:table-cell>
          <table:table-cell office:value-type="float" office:value="19.3325481519">
            <text:p>19.3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999487267">
            <text:p>0.08</text:p>
          </table:table-cell>
          <table:table-cell office:value-type="float" office:value="0.209999997384">
            <text:p>0.21</text:p>
          </table:table-cell>
          <table:table-cell office:value-type="float" office:value="0.671140509452">
            <text:p>0.67</text:p>
          </table:table-cell>
          <table:table-cell office:value-type="float" office:value="0.882723822547">
            <text:p>0.88</text:p>
          </table:table-cell>
          <table:table-cell office:value-type="float" office:value="0.666666239389">
            <text:p>0.67</text:p>
          </table:table-cell>
          <table:table-cell office:value-type="float" office:value="0.583333326067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4.62">
            <text:p>24.62</text:p>
          </table:table-cell>
          <table:table-cell office:value-type="float" office:value="440.505990507">
            <text:p>440.51</text:p>
          </table:table-cell>
          <table:table-cell office:value-type="float" office:value="499.999985378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68.3888888889">
            <text:p>68.3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30174886488">
            <text:p>5.30</text:p>
          </table:table-cell>
          <table:table-cell office:value-type="float" office:value="8.83301819602">
            <text:p>8.83</text:p>
          </table:table-cell>
          <table:table-cell office:value-type="float" office:value="82.0847502169">
            <text:p>82.08</text:p>
          </table:table-cell>
          <table:table-cell office:value-type="float" office:value="79.0584162575">
            <text:p>79.06</text:p>
          </table:table-cell>
          <table:table-cell office:value-type="float" office:value="44.1812405407">
            <text:p>44.18</text:p>
          </table:table-cell>
          <table:table-cell office:value-type="float" office:value="24.5361616556">
            <text:p>24.5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999487267">
            <text:p>0.08</text:p>
          </table:table-cell>
          <table:table-cell office:value-type="float" office:value="0.209999997384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723822547">
            <text:p>0.88</text:p>
          </table:table-cell>
          <table:table-cell office:value-type="float" office:value="0.666666239389">
            <text:p>0.67</text:p>
          </table:table-cell>
          <table:table-cell office:value-type="float" office:value="0.583333326067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51308556686">
            <text:p>3.51</text:p>
          </table:table-cell>
          <table:table-cell office:value-type="float" office:value="6.94275846891">
            <text:p>6.94</text:p>
          </table:table-cell>
          <table:table-cell office:value-type="float" office:value="65.8794740292">
            <text:p>65.88</text:p>
          </table:table-cell>
          <table:table-cell office:value-type="float" office:value="108.031034753">
            <text:p>108.03</text:p>
          </table:table-cell>
          <table:table-cell office:value-type="float" office:value="29.2757130572">
            <text:p>29.28</text:p>
          </table:table-cell>
          <table:table-cell office:value-type="float" office:value="19.2854401914">
            <text:p>19.2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99547765">
            <text:p>0.08</text:p>
          </table:table-cell>
          <table:table-cell office:value-type="float" office:value="0.209980766366">
            <text:p>0.21</text:p>
          </table:table-cell>
          <table:table-cell office:value-type="float" office:value="0.67113714568">
            <text:p>0.67</text:p>
          </table:table-cell>
          <table:table-cell office:value-type="float" office:value="0.882642985984">
            <text:p>0.88</text:p>
          </table:table-cell>
          <table:table-cell office:value-type="float" office:value="0.666662898042">
            <text:p>0.67</text:p>
          </table:table-cell>
          <table:table-cell office:value-type="float" office:value="0.583279906571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4.62">
            <text:p>24.62</text:p>
          </table:table-cell>
          <table:table-cell office:value-type="float" office:value="440.471756213">
            <text:p>440.47</text:p>
          </table:table-cell>
          <table:table-cell office:value-type="float" office:value="499.999999978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68.3888888889">
            <text:p>68.3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30172186284">
            <text:p>5.30</text:p>
          </table:table-cell>
          <table:table-cell office:value-type="float" office:value="8.83199705366">
            <text:p>8.83</text:p>
          </table:table-cell>
          <table:table-cell office:value-type="float" office:value="82.0841889193">
            <text:p>82.08</text:p>
          </table:table-cell>
          <table:table-cell office:value-type="float" office:value="79.0536416351">
            <text:p>79.05</text:p>
          </table:table-cell>
          <table:table-cell office:value-type="float" office:value="44.1810155237">
            <text:p>44.18</text:p>
          </table:table-cell>
          <table:table-cell office:value-type="float" office:value="24.5333251491">
            <text:p>24.5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99547765">
            <text:p>0.08</text:p>
          </table:table-cell>
          <table:table-cell office:value-type="float" office:value="0.209980766366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642985984">
            <text:p>0.88</text:p>
          </table:table-cell>
          <table:table-cell office:value-type="float" office:value="0.666662898042">
            <text:p>0.67</text:p>
          </table:table-cell>
          <table:table-cell office:value-type="float" office:value="0.583279906571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5131352205">
            <text:p>3.51</text:p>
          </table:table-cell>
          <table:table-cell office:value-type="float" office:value="6.94058227478">
            <text:p>6.94</text:p>
          </table:table-cell>
          <table:table-cell office:value-type="float" office:value="65.8767778247">
            <text:p>65.88</text:p>
          </table:table-cell>
          <table:table-cell office:value-type="float" office:value="108.030609963">
            <text:p>108.03</text:p>
          </table:table-cell>
          <table:table-cell office:value-type="float" office:value="29.2761268375">
            <text:p>29.28</text:p>
          </table:table-cell>
          <table:table-cell office:value-type="float" office:value="19.2793952077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972781224">
            <text:p>0.08</text:p>
          </table:table-cell>
          <table:table-cell office:value-type="float" office:value="0.209991320134">
            <text:p>0.21</text:p>
          </table:table-cell>
          <table:table-cell office:value-type="float" office:value="0.671118105054">
            <text:p>0.67</text:p>
          </table:table-cell>
          <table:table-cell office:value-type="float" office:value="0.882687348188">
            <text:p>0.88</text:p>
          </table:table-cell>
          <table:table-cell office:value-type="float" office:value="0.666643984353">
            <text:p>0.67</text:p>
          </table:table-cell>
          <table:table-cell office:value-type="float" office:value="0.583309222595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4.62">
            <text:p>24.62</text:p>
          </table:table-cell>
          <table:table-cell office:value-type="float" office:value="440.473591169">
            <text:p>440.47</text:p>
          </table:table-cell>
          <table:table-cell office:value-type="float" office:value="499.998980034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68.3888888889">
            <text:p>68.39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30160590555">
            <text:p>5.30</text:p>
          </table:table-cell>
          <table:table-cell office:value-type="float" office:value="8.82545807851">
            <text:p>8.83</text:p>
          </table:table-cell>
          <table:table-cell office:value-type="float" office:value="82.0823039043">
            <text:p>82.08</text:p>
          </table:table-cell>
          <table:table-cell office:value-type="float" office:value="79.0248885223">
            <text:p>79.02</text:p>
          </table:table-cell>
          <table:table-cell office:value-type="float" office:value="44.180049213">
            <text:p>44.18</text:p>
          </table:table-cell>
          <table:table-cell office:value-type="float" office:value="24.5151613292">
            <text:p>24.5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972781224">
            <text:p>0.08</text:p>
          </table:table-cell>
          <table:table-cell office:value-type="float" office:value="0.209991320134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687348188">
            <text:p>0.88</text:p>
          </table:table-cell>
          <table:table-cell office:value-type="float" office:value="0.666643984353">
            <text:p>0.67</text:p>
          </table:table-cell>
          <table:table-cell office:value-type="float" office:value="0.583309222595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51342105407">
            <text:p>3.51</text:p>
          </table:table-cell>
          <table:table-cell office:value-type="float" office:value="6.9271027203">
            <text:p>6.93</text:p>
          </table:table-cell>
          <table:table-cell office:value-type="float" office:value="65.8809816399">
            <text:p>65.88</text:p>
          </table:table-cell>
          <table:table-cell office:value-type="float" office:value="108.025651832">
            <text:p>108.03</text:p>
          </table:table-cell>
          <table:table-cell office:value-type="float" office:value="29.2785087839">
            <text:p>29.28</text:p>
          </table:table-cell>
          <table:table-cell office:value-type="float" office:value="19.2419520008">
            <text:p>19.24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0.569131497623">
            <text:p>0.57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485641496">
            <text:p>28.35</text:p>
          </table:table-cell>
          <table:table-cell office:value-type="float" office:value="438.879448008">
            <text:p>438.88</text:p>
          </table:table-cell>
          <table:table-cell office:value-type="float" office:value="499.254051566">
            <text:p>499.25</text:p>
          </table:table-cell>
          <table:table-cell office:value-type="float" office:value="105.666666667">
            <text:p>105.67</text:p>
          </table:table-cell>
          <table:table-cell office:value-type="float" office:value="78.7460115266">
            <text:p>78.7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989927854">
            <text:p>4.76</text:p>
          </table:table-cell>
          <table:table-cell office:value-type="float" office:value="9.00456556566">
            <text:p>9.00</text:p>
          </table:table-cell>
          <table:table-cell office:value-type="float" office:value="80.8394290028">
            <text:p>80.84</text:p>
          </table:table-cell>
          <table:table-cell office:value-type="float" office:value="83.1678620388">
            <text:p>83.17</text:p>
          </table:table-cell>
          <table:table-cell office:value-type="float" office:value="39.6658273211">
            <text:p>39.67</text:p>
          </table:table-cell>
          <table:table-cell office:value-type="float" office:value="25.0126821268">
            <text:p>25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100">
            <text:p>100.00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954735946">
            <text:p>3.45</text:p>
          </table:table-cell>
          <table:table-cell office:value-type="float" office:value="6.88797896733">
            <text:p>6.89</text:p>
          </table:table-cell>
          <table:table-cell office:value-type="float" office:value="72.8618459945">
            <text:p>72.86</text:p>
          </table:table-cell>
          <table:table-cell office:value-type="float" office:value="108.625175536">
            <text:p>108.63</text:p>
          </table:table-cell>
          <table:table-cell office:value-type="float" office:value="28.7462279955">
            <text:p>28.75</text:p>
          </table:table-cell>
          <table:table-cell office:value-type="float" office:value="19.1332749092">
            <text:p>19.1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0.569131497623">
            <text:p>0.57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485641496">
            <text:p>28.35</text:p>
          </table:table-cell>
          <table:table-cell office:value-type="float" office:value="438.879448008">
            <text:p>438.88</text:p>
          </table:table-cell>
          <table:table-cell office:value-type="float" office:value="499.254051566">
            <text:p>499.25</text:p>
          </table:table-cell>
          <table:table-cell office:value-type="float" office:value="105.666666667">
            <text:p>105.67</text:p>
          </table:table-cell>
          <table:table-cell office:value-type="float" office:value="78.7460115266">
            <text:p>78.7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989927854">
            <text:p>4.76</text:p>
          </table:table-cell>
          <table:table-cell office:value-type="float" office:value="9.00456556566">
            <text:p>9.00</text:p>
          </table:table-cell>
          <table:table-cell office:value-type="float" office:value="80.8394290028">
            <text:p>80.84</text:p>
          </table:table-cell>
          <table:table-cell office:value-type="float" office:value="83.1678620388">
            <text:p>83.17</text:p>
          </table:table-cell>
          <table:table-cell office:value-type="float" office:value="39.6658273211">
            <text:p>39.67</text:p>
          </table:table-cell>
          <table:table-cell office:value-type="float" office:value="25.0126821268">
            <text:p>25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100">
            <text:p>100.00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954735946">
            <text:p>3.45</text:p>
          </table:table-cell>
          <table:table-cell office:value-type="float" office:value="6.88797896733">
            <text:p>6.89</text:p>
          </table:table-cell>
          <table:table-cell office:value-type="float" office:value="72.8618459945">
            <text:p>72.86</text:p>
          </table:table-cell>
          <table:table-cell office:value-type="float" office:value="108.625175536">
            <text:p>108.63</text:p>
          </table:table-cell>
          <table:table-cell office:value-type="float" office:value="28.7462279955">
            <text:p>28.75</text:p>
          </table:table-cell>
          <table:table-cell office:value-type="float" office:value="19.1332749092">
            <text:p>19.1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0.569131497623">
            <text:p>0.57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485641496">
            <text:p>28.35</text:p>
          </table:table-cell>
          <table:table-cell office:value-type="float" office:value="438.879448008">
            <text:p>438.88</text:p>
          </table:table-cell>
          <table:table-cell office:value-type="float" office:value="499.254051566">
            <text:p>499.25</text:p>
          </table:table-cell>
          <table:table-cell office:value-type="float" office:value="105.666666667">
            <text:p>105.67</text:p>
          </table:table-cell>
          <table:table-cell office:value-type="float" office:value="78.7460115266">
            <text:p>78.7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989927854">
            <text:p>4.76</text:p>
          </table:table-cell>
          <table:table-cell office:value-type="float" office:value="9.00456556566">
            <text:p>9.00</text:p>
          </table:table-cell>
          <table:table-cell office:value-type="float" office:value="80.8394290028">
            <text:p>80.84</text:p>
          </table:table-cell>
          <table:table-cell office:value-type="float" office:value="83.1678620388">
            <text:p>83.17</text:p>
          </table:table-cell>
          <table:table-cell office:value-type="float" office:value="39.6658273211">
            <text:p>39.67</text:p>
          </table:table-cell>
          <table:table-cell office:value-type="float" office:value="25.0126821268">
            <text:p>25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100">
            <text:p>100.00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954735946">
            <text:p>3.45</text:p>
          </table:table-cell>
          <table:table-cell office:value-type="float" office:value="6.88797896733">
            <text:p>6.89</text:p>
          </table:table-cell>
          <table:table-cell office:value-type="float" office:value="72.8618459945">
            <text:p>72.86</text:p>
          </table:table-cell>
          <table:table-cell office:value-type="float" office:value="108.625175536">
            <text:p>108.63</text:p>
          </table:table-cell>
          <table:table-cell office:value-type="float" office:value="28.7462279955">
            <text:p>28.75</text:p>
          </table:table-cell>
          <table:table-cell office:value-type="float" office:value="19.1332749092">
            <text:p>19.1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0.569131497623">
            <text:p>0.57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485641496">
            <text:p>28.35</text:p>
          </table:table-cell>
          <table:table-cell office:value-type="float" office:value="438.879448008">
            <text:p>438.88</text:p>
          </table:table-cell>
          <table:table-cell office:value-type="float" office:value="499.254051566">
            <text:p>499.25</text:p>
          </table:table-cell>
          <table:table-cell office:value-type="float" office:value="105.666666667">
            <text:p>105.67</text:p>
          </table:table-cell>
          <table:table-cell office:value-type="float" office:value="78.7460115266">
            <text:p>78.7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989927854">
            <text:p>4.76</text:p>
          </table:table-cell>
          <table:table-cell office:value-type="float" office:value="9.00456556566">
            <text:p>9.00</text:p>
          </table:table-cell>
          <table:table-cell office:value-type="float" office:value="80.8394290028">
            <text:p>80.84</text:p>
          </table:table-cell>
          <table:table-cell office:value-type="float" office:value="83.1678620388">
            <text:p>83.17</text:p>
          </table:table-cell>
          <table:table-cell office:value-type="float" office:value="39.6658273211">
            <text:p>39.67</text:p>
          </table:table-cell>
          <table:table-cell office:value-type="float" office:value="25.0126821268">
            <text:p>25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100">
            <text:p>100.00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954735946">
            <text:p>3.45</text:p>
          </table:table-cell>
          <table:table-cell office:value-type="float" office:value="6.88797896733">
            <text:p>6.89</text:p>
          </table:table-cell>
          <table:table-cell office:value-type="float" office:value="72.8618459945">
            <text:p>72.86</text:p>
          </table:table-cell>
          <table:table-cell office:value-type="float" office:value="108.625175536">
            <text:p>108.63</text:p>
          </table:table-cell>
          <table:table-cell office:value-type="float" office:value="28.7462279955">
            <text:p>28.75</text:p>
          </table:table-cell>
          <table:table-cell office:value-type="float" office:value="19.1332749092">
            <text:p>19.1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0.569131497623">
            <text:p>0.57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485641496">
            <text:p>28.35</text:p>
          </table:table-cell>
          <table:table-cell office:value-type="float" office:value="438.879448008">
            <text:p>438.88</text:p>
          </table:table-cell>
          <table:table-cell office:value-type="float" office:value="499.254051566">
            <text:p>499.25</text:p>
          </table:table-cell>
          <table:table-cell office:value-type="float" office:value="105.666666667">
            <text:p>105.67</text:p>
          </table:table-cell>
          <table:table-cell office:value-type="float" office:value="78.7460115266">
            <text:p>78.7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989927854">
            <text:p>4.76</text:p>
          </table:table-cell>
          <table:table-cell office:value-type="float" office:value="9.00456556566">
            <text:p>9.00</text:p>
          </table:table-cell>
          <table:table-cell office:value-type="float" office:value="80.8394290028">
            <text:p>80.84</text:p>
          </table:table-cell>
          <table:table-cell office:value-type="float" office:value="83.1678620388">
            <text:p>83.17</text:p>
          </table:table-cell>
          <table:table-cell office:value-type="float" office:value="39.6658273211">
            <text:p>39.67</text:p>
          </table:table-cell>
          <table:table-cell office:value-type="float" office:value="25.0126821268">
            <text:p>25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100">
            <text:p>100.00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954735946">
            <text:p>3.45</text:p>
          </table:table-cell>
          <table:table-cell office:value-type="float" office:value="6.88797896733">
            <text:p>6.89</text:p>
          </table:table-cell>
          <table:table-cell office:value-type="float" office:value="72.8618459945">
            <text:p>72.86</text:p>
          </table:table-cell>
          <table:table-cell office:value-type="float" office:value="108.625175536">
            <text:p>108.63</text:p>
          </table:table-cell>
          <table:table-cell office:value-type="float" office:value="28.7462279955">
            <text:p>28.75</text:p>
          </table:table-cell>
          <table:table-cell office:value-type="float" office:value="19.1332749092">
            <text:p>19.1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0.569131497623">
            <text:p>0.57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485641496">
            <text:p>28.35</text:p>
          </table:table-cell>
          <table:table-cell office:value-type="float" office:value="438.879448008">
            <text:p>438.88</text:p>
          </table:table-cell>
          <table:table-cell office:value-type="float" office:value="499.254051566">
            <text:p>499.25</text:p>
          </table:table-cell>
          <table:table-cell office:value-type="float" office:value="105.666666667">
            <text:p>105.67</text:p>
          </table:table-cell>
          <table:table-cell office:value-type="float" office:value="78.7460115266">
            <text:p>78.7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989927854">
            <text:p>4.76</text:p>
          </table:table-cell>
          <table:table-cell office:value-type="float" office:value="9.00456556566">
            <text:p>9.00</text:p>
          </table:table-cell>
          <table:table-cell office:value-type="float" office:value="80.8394290028">
            <text:p>80.84</text:p>
          </table:table-cell>
          <table:table-cell office:value-type="float" office:value="83.1678620388">
            <text:p>83.17</text:p>
          </table:table-cell>
          <table:table-cell office:value-type="float" office:value="39.6658273211">
            <text:p>39.67</text:p>
          </table:table-cell>
          <table:table-cell office:value-type="float" office:value="25.0126821268">
            <text:p>25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100">
            <text:p>100.00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954735946">
            <text:p>3.45</text:p>
          </table:table-cell>
          <table:table-cell office:value-type="float" office:value="6.88797896733">
            <text:p>6.89</text:p>
          </table:table-cell>
          <table:table-cell office:value-type="float" office:value="72.8618459945">
            <text:p>72.86</text:p>
          </table:table-cell>
          <table:table-cell office:value-type="float" office:value="108.625175536">
            <text:p>108.63</text:p>
          </table:table-cell>
          <table:table-cell office:value-type="float" office:value="28.7462279955">
            <text:p>28.75</text:p>
          </table:table-cell>
          <table:table-cell office:value-type="float" office:value="19.1332749092">
            <text:p>19.1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0.569131497623">
            <text:p>0.57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485641496">
            <text:p>28.35</text:p>
          </table:table-cell>
          <table:table-cell office:value-type="float" office:value="438.879448008">
            <text:p>438.88</text:p>
          </table:table-cell>
          <table:table-cell office:value-type="float" office:value="499.254051566">
            <text:p>499.25</text:p>
          </table:table-cell>
          <table:table-cell office:value-type="float" office:value="105.666666667">
            <text:p>105.67</text:p>
          </table:table-cell>
          <table:table-cell office:value-type="float" office:value="78.7460115266">
            <text:p>78.7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989927854">
            <text:p>4.76</text:p>
          </table:table-cell>
          <table:table-cell office:value-type="float" office:value="9.00456556566">
            <text:p>9.00</text:p>
          </table:table-cell>
          <table:table-cell office:value-type="float" office:value="80.8394290028">
            <text:p>80.84</text:p>
          </table:table-cell>
          <table:table-cell office:value-type="float" office:value="83.1678620388">
            <text:p>83.17</text:p>
          </table:table-cell>
          <table:table-cell office:value-type="float" office:value="39.6658273211">
            <text:p>39.67</text:p>
          </table:table-cell>
          <table:table-cell office:value-type="float" office:value="25.0126821268">
            <text:p>25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100">
            <text:p>100.00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954735946">
            <text:p>3.45</text:p>
          </table:table-cell>
          <table:table-cell office:value-type="float" office:value="6.88797896733">
            <text:p>6.89</text:p>
          </table:table-cell>
          <table:table-cell office:value-type="float" office:value="72.8618459945">
            <text:p>72.86</text:p>
          </table:table-cell>
          <table:table-cell office:value-type="float" office:value="108.625175536">
            <text:p>108.63</text:p>
          </table:table-cell>
          <table:table-cell office:value-type="float" office:value="28.7462279955">
            <text:p>28.75</text:p>
          </table:table-cell>
          <table:table-cell office:value-type="float" office:value="19.1332749092">
            <text:p>19.1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0.569131497623">
            <text:p>0.57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485641496">
            <text:p>28.35</text:p>
          </table:table-cell>
          <table:table-cell office:value-type="float" office:value="438.879448008">
            <text:p>438.88</text:p>
          </table:table-cell>
          <table:table-cell office:value-type="float" office:value="499.254051566">
            <text:p>499.25</text:p>
          </table:table-cell>
          <table:table-cell office:value-type="float" office:value="105.666666667">
            <text:p>105.67</text:p>
          </table:table-cell>
          <table:table-cell office:value-type="float" office:value="78.7460115266">
            <text:p>78.7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989927854">
            <text:p>4.76</text:p>
          </table:table-cell>
          <table:table-cell office:value-type="float" office:value="9.00456556566">
            <text:p>9.00</text:p>
          </table:table-cell>
          <table:table-cell office:value-type="float" office:value="80.8394290028">
            <text:p>80.84</text:p>
          </table:table-cell>
          <table:table-cell office:value-type="float" office:value="83.1678620388">
            <text:p>83.17</text:p>
          </table:table-cell>
          <table:table-cell office:value-type="float" office:value="39.6658273211">
            <text:p>39.67</text:p>
          </table:table-cell>
          <table:table-cell office:value-type="float" office:value="25.0126821268">
            <text:p>25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100">
            <text:p>100.00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954735946">
            <text:p>3.45</text:p>
          </table:table-cell>
          <table:table-cell office:value-type="float" office:value="6.88797896733">
            <text:p>6.89</text:p>
          </table:table-cell>
          <table:table-cell office:value-type="float" office:value="72.8618459945">
            <text:p>72.86</text:p>
          </table:table-cell>
          <table:table-cell office:value-type="float" office:value="108.625175536">
            <text:p>108.63</text:p>
          </table:table-cell>
          <table:table-cell office:value-type="float" office:value="28.7462279955">
            <text:p>28.75</text:p>
          </table:table-cell>
          <table:table-cell office:value-type="float" office:value="19.1332749092">
            <text:p>19.1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0.569131497623">
            <text:p>0.57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485641496">
            <text:p>28.35</text:p>
          </table:table-cell>
          <table:table-cell office:value-type="float" office:value="438.879448008">
            <text:p>438.88</text:p>
          </table:table-cell>
          <table:table-cell office:value-type="float" office:value="499.254051566">
            <text:p>499.25</text:p>
          </table:table-cell>
          <table:table-cell office:value-type="float" office:value="105.666666667">
            <text:p>105.67</text:p>
          </table:table-cell>
          <table:table-cell office:value-type="float" office:value="78.7460115266">
            <text:p>78.7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989927854">
            <text:p>4.76</text:p>
          </table:table-cell>
          <table:table-cell office:value-type="float" office:value="9.00456556566">
            <text:p>9.00</text:p>
          </table:table-cell>
          <table:table-cell office:value-type="float" office:value="80.8394290028">
            <text:p>80.84</text:p>
          </table:table-cell>
          <table:table-cell office:value-type="float" office:value="83.1678620388">
            <text:p>83.17</text:p>
          </table:table-cell>
          <table:table-cell office:value-type="float" office:value="39.6658273211">
            <text:p>39.67</text:p>
          </table:table-cell>
          <table:table-cell office:value-type="float" office:value="25.0126821268">
            <text:p>25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100">
            <text:p>100.00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954735946">
            <text:p>3.45</text:p>
          </table:table-cell>
          <table:table-cell office:value-type="float" office:value="6.88797896733">
            <text:p>6.89</text:p>
          </table:table-cell>
          <table:table-cell office:value-type="float" office:value="72.8618459945">
            <text:p>72.86</text:p>
          </table:table-cell>
          <table:table-cell office:value-type="float" office:value="108.625175536">
            <text:p>108.63</text:p>
          </table:table-cell>
          <table:table-cell office:value-type="float" office:value="28.7462279955">
            <text:p>28.75</text:p>
          </table:table-cell>
          <table:table-cell office:value-type="float" office:value="19.1332749092">
            <text:p>19.1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0.569131497623">
            <text:p>0.57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485641496">
            <text:p>28.35</text:p>
          </table:table-cell>
          <table:table-cell office:value-type="float" office:value="438.879448008">
            <text:p>438.88</text:p>
          </table:table-cell>
          <table:table-cell office:value-type="float" office:value="499.254051566">
            <text:p>499.25</text:p>
          </table:table-cell>
          <table:table-cell office:value-type="float" office:value="105.666666667">
            <text:p>105.67</text:p>
          </table:table-cell>
          <table:table-cell office:value-type="float" office:value="78.7460115266">
            <text:p>78.7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989927854">
            <text:p>4.76</text:p>
          </table:table-cell>
          <table:table-cell office:value-type="float" office:value="9.00456556566">
            <text:p>9.00</text:p>
          </table:table-cell>
          <table:table-cell office:value-type="float" office:value="80.8394290028">
            <text:p>80.84</text:p>
          </table:table-cell>
          <table:table-cell office:value-type="float" office:value="83.1678620388">
            <text:p>83.17</text:p>
          </table:table-cell>
          <table:table-cell office:value-type="float" office:value="39.6658273211">
            <text:p>39.67</text:p>
          </table:table-cell>
          <table:table-cell office:value-type="float" office:value="25.0126821268">
            <text:p>25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36925846593">
            <text:p>0.03</text:p>
          </table:table-cell>
          <table:table-cell office:value-type="float" office:value="0.136641284165">
            <text:p>0.14</text:p>
          </table:table-cell>
          <table:table-cell office:value-type="float" office:value="100">
            <text:p>100.00</text:p>
          </table:table-cell>
          <table:table-cell office:value-type="float" office:value="0.574364372276">
            <text:p>0.57</text:p>
          </table:table-cell>
          <table:table-cell office:value-type="float" office:value="0.280771538827">
            <text:p>0.28</text:p>
          </table:table-cell>
          <table:table-cell office:value-type="float" office:value="0.379559122679">
            <text:p>0.3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954735946">
            <text:p>3.45</text:p>
          </table:table-cell>
          <table:table-cell office:value-type="float" office:value="6.88797896733">
            <text:p>6.89</text:p>
          </table:table-cell>
          <table:table-cell office:value-type="float" office:value="72.8618459945">
            <text:p>72.86</text:p>
          </table:table-cell>
          <table:table-cell office:value-type="float" office:value="108.625175536">
            <text:p>108.63</text:p>
          </table:table-cell>
          <table:table-cell office:value-type="float" office:value="28.7462279955">
            <text:p>28.75</text:p>
          </table:table-cell>
          <table:table-cell office:value-type="float" office:value="19.1332749092">
            <text:p>19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9:04:41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